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3.614cm" fo:margin-left="0cm" fo:margin-right="3.385cm" table:align="margins"/>
    </style:style>
    <style:style style:name="Table1.A" style:family="table-column">
      <style:table-column-properties style:column-width="13.614cm" style:rel-column-width="65535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2.581cm" fo:margin-left="10.298cm" fo:margin-right="0.542cm" table:align="margins"/>
    </style:style>
    <style:style style:name="Table2.A" style:family="table-column">
      <style:table-column-properties style:column-width="2.581cm" style:rel-column-width="65535*"/>
    </style:style>
    <style:style style:name="Table2.1" style:family="table-row">
      <style:table-row-properties style:min-row-height="0.864cm"/>
    </style:style>
    <style:style style:name="Table2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Table_20_Contents">
      <style:paragraph-properties fo:margin-left="0.462cm" fo:margin-right="0.005cm" fo:text-align="center" style:justify-single-word="false" fo:text-indent="-0.508cm" style:auto-text-indent="false">
        <style:tab-stops/>
      </style:paragraph-properties>
    </style:style>
    <style:style style:name="P4" style:family="paragraph" style:parent-style-name="Table_20_Contents">
      <style:paragraph-properties fo:margin-left="4.45cm" fo:margin-right="0.005cm" fo:text-align="start" style:justify-single-word="false" fo:text-indent="-4.445cm" style:auto-text-indent="false">
        <style:tab-stops/>
      </style:paragraph-properties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Recherche par auteur</text:p>
            <text:p text:style-name="P1"/>
            <text:p text:style-name="P1"/>
            <text:p text:style-name="P4">Nom de l'auteur à rechercher ? <text:s text:c="10"/><text:span text:style-name="T1"><text:s/>Joana Rutkowska <text:s text:c="3"/></text:span></text:p>
            <text:p text:style-name="P5"><text:span text:style-name="T1"/></text:p>
            <text:p text:style-name="P2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3">Rechercher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office:value-type="string">
            <text:p text:style-name="P1">Documents par Joana Rutkowska</text:p>
            <text:p text:style-name="P1"/>
            <text:p text:style-name="P2">o Human Factor vs. Technology</text:p>
            <text:p text:style-name="P2">o Security Challenge in virtualization environment</text:p>
            <text:p text:style-name="P7"/>
          </table:table-cell>
        </table:table-row>
      </table:table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1-24T14:02:57</meta:creation-date>
    <dc:date>2008-12-01T14:08:33</dc:date>
    <meta:editing-cycles>11</meta:editing-cycles>
    <meta:editing-duration>PT33M3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7" meta:word-count="26" meta:character-count="200"/>
  </office:meta>
</office:document-meta>
</file>